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.76mm"/>
    </style:style>
    <style:style style:name="co2" style:family="table-column">
      <style:table-column-properties fo:break-before="auto" style:column-width="37.98mm"/>
    </style:style>
    <style:style style:name="co3" style:family="table-column">
      <style:table-column-properties fo:break-before="auto" style:column-width="44.34mm"/>
    </style:style>
    <style:style style:name="co4" style:family="table-column">
      <style:table-column-properties fo:break-before="auto" style:column-width="33.32mm"/>
    </style:style>
    <style:style style:name="co5" style:family="table-column">
      <style:table-column-properties fo:break-before="auto" style:column-width="34.8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13.97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default-cell-style-name="ce2"/>
        <table:table-column table:style-name="co6" table:number-columns-repeated="1018" table:default-cell-style-name="ce2"/>
        <table:table-row table:style-name="ro1">
          <table:table-cell table:style-name="ce1" office:value-type="string" calcext:value-type="string" table:number-columns-spanned="3" table:number-rows-spanned="1">
            <text:p>KINECT CO-ORDINATES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REAL WORLD ROBOT COORDINATES</text:p>
          </table:table-cell>
          <table:covered-table-cell table:number-columns-repeated="2"/>
          <table:table-cell table:number-columns-repeated="1018"/>
        </table:table-row>
        <table:table-row table:style-name="ro2">
          <table:table-cell office:value-type="float" office:value="-0.0776858180761" calcext:value-type="float">
            <text:p>-0.0776858181</text:p>
          </table:table-cell>
          <table:table-cell office:value-type="float" office:value="0.139400944" calcext:value-type="float">
            <text:p>0.139400944</text:p>
          </table:table-cell>
          <table:table-cell office:value-type="float" office:value="0.71439653" calcext:value-type="float">
            <text:p>0.71439653</text:p>
          </table:table-cell>
          <table:table-cell office:value-type="float" office:value="552.2" calcext:value-type="float">
            <text:p>552.2</text:p>
          </table:table-cell>
          <table:table-cell office:value-type="float" office:value="-34.5" calcext:value-type="float">
            <text:p>-34.5</text:p>
          </table:table-cell>
          <table:table-cell office:value-type="float" office:value="489.7" calcext:value-type="float">
            <text:p>489.7</text:p>
          </table:table-cell>
          <table:table-cell table:number-columns-repeated="1018"/>
        </table:table-row>
        <table:table-row table:style-name="ro2">
          <table:table-cell office:value-type="float" office:value="0.12099058" calcext:value-type="float">
            <text:p>0.12099058</text:p>
          </table:table-cell>
          <table:table-cell office:value-type="float" office:value="0.1097411885" calcext:value-type="float">
            <text:p>0.1097411885</text:p>
          </table:table-cell>
          <table:table-cell office:value-type="float" office:value="0.67194771" calcext:value-type="float">
            <text:p>0.67194771</text:p>
          </table:table-cell>
          <table:table-cell office:value-type="float" office:value="616.5" calcext:value-type="float">
            <text:p>616.5</text:p>
          </table:table-cell>
          <table:table-cell office:value-type="float" office:value="-123.8" calcext:value-type="float">
            <text:p>-123.8</text:p>
          </table:table-cell>
          <table:table-cell office:value-type="float" office:value="519" calcext:value-type="float">
            <text:p>519</text:p>
          </table:table-cell>
          <table:table-cell table:number-columns-repeated="1018"/>
        </table:table-row>
        <table:table-row table:style-name="ro2">
          <table:table-cell office:value-type="float" office:value="-0.274994" calcext:value-type="float">
            <text:p>-0.274994</text:p>
          </table:table-cell>
          <table:table-cell office:value-type="float" office:value="0.2144801" calcext:value-type="float">
            <text:p>0.2144801</text:p>
          </table:table-cell>
          <table:table-cell office:value-type="float" office:value="0.778586" calcext:value-type="float">
            <text:p>0.778586</text:p>
          </table:table-cell>
          <table:table-cell office:value-type="float" office:value="536.3" calcext:value-type="float">
            <text:p>536.3</text:p>
          </table:table-cell>
          <table:table-cell office:value-type="float" office:value="149.3" calcext:value-type="float">
            <text:p>149.3</text:p>
          </table:table-cell>
          <table:table-cell office:value-type="float" office:value="480.9" calcext:value-type="float">
            <text:p>480.9</text:p>
          </table:table-cell>
          <table:table-cell table:number-columns-repeated="1018"/>
        </table:table-row>
        <table:table-row table:style-name="ro2">
          <table:table-cell office:value-type="float" office:value="-0.00591669" calcext:value-type="float">
            <text:p>-0.00591669</text:p>
          </table:table-cell>
          <table:table-cell office:value-type="float" office:value="-0.15503481" calcext:value-type="float">
            <text:p>-0.15503481</text:p>
          </table:table-cell>
          <table:table-cell office:value-type="float" office:value="0.661745488" calcext:value-type="float">
            <text:p>0.661745488</text:p>
          </table:table-cell>
          <table:table-cell office:value-type="float" office:value="442.6" calcext:value-type="float">
            <text:p>442.6</text:p>
          </table:table-cell>
          <table:table-cell office:value-type="float" office:value="5" calcext:value-type="float">
            <text:p>5</text:p>
          </table:table-cell>
          <table:table-cell office:value-type="float" office:value="807.3" calcext:value-type="float">
            <text:p>807.3</text:p>
          </table:table-cell>
          <table:table-cell table:number-columns-repeated="1018"/>
        </table:table-row>
        <table:table-row table:style-name="ro2">
          <table:table-cell office:value-type="float" office:value="-0.301327" calcext:value-type="float">
            <text:p>-0.301327</text:p>
          </table:table-cell>
          <table:table-cell office:value-type="float" office:value="0.2373598" calcext:value-type="float">
            <text:p>0.2373598</text:p>
          </table:table-cell>
          <table:table-cell office:value-type="float" office:value="0.809503495" calcext:value-type="float">
            <text:p>0.809503495</text:p>
          </table:table-cell>
          <table:table-cell office:value-type="float" office:value="496.5" calcext:value-type="float">
            <text:p>496.5</text:p>
          </table:table-cell>
          <table:table-cell office:value-type="float" office:value="234.9" calcext:value-type="float">
            <text:p>234.9</text:p>
          </table:table-cell>
          <table:table-cell office:value-type="float" office:value="429.2" calcext:value-type="float">
            <text:p>429.2</text:p>
          </table:table-cell>
          <table:table-cell table:number-columns-repeated="1018"/>
        </table:table-row>
        <table:table-row table:style-name="ro2">
          <table:table-cell office:value-type="float" office:value="0.01082973" calcext:value-type="float">
            <text:p>0.01082973</text:p>
          </table:table-cell>
          <table:table-cell office:value-type="float" office:value="0.156708" calcext:value-type="float">
            <text:p>0.156708</text:p>
          </table:table-cell>
          <table:table-cell office:value-type="float" office:value="0.65820914" calcext:value-type="float">
            <text:p>0.65820914</text:p>
          </table:table-cell>
          <table:table-cell office:value-type="float" office:value="572.7" calcext:value-type="float">
            <text:p>572.7</text:p>
          </table:table-cell>
          <table:table-cell office:value-type="float" office:value="-80" calcext:value-type="float">
            <text:p>-80</text:p>
          </table:table-cell>
          <table:table-cell office:value-type="float" office:value="479.5" calcext:value-type="float">
            <text:p>479.5</text:p>
          </table:table-cell>
          <table:table-cell table:number-columns-repeated="1018"/>
        </table:table-row>
        <table:table-row table:style-name="ro2">
          <table:table-cell office:value-type="float" office:value="-0.1374096" calcext:value-type="float">
            <text:p>-0.1374096</text:p>
          </table:table-cell>
          <table:table-cell office:value-type="float" office:value="0.1429245" calcext:value-type="float">
            <text:p>0.1429245</text:p>
          </table:table-cell>
          <table:table-cell office:value-type="float" office:value="0.71539294" calcext:value-type="float">
            <text:p>0.71539294</text:p>
          </table:table-cell>
          <table:table-cell office:value-type="float" office:value="485.4" calcext:value-type="float">
            <text:p>485.4</text:p>
          </table:table-cell>
          <table:table-cell office:value-type="float" office:value="21.6" calcext:value-type="float">
            <text:p>21.6</text:p>
          </table:table-cell>
          <table:table-cell office:value-type="float" office:value="498.5" calcext:value-type="float">
            <text:p>498.5</text:p>
          </table:table-cell>
          <table:table-cell table:number-columns-repeated="1018"/>
        </table:table-row>
        <table:table-row table:style-name="ro2">
          <table:table-cell office:value-type="float" office:value="-0.023428" calcext:value-type="float">
            <text:p>-0.023428</text:p>
          </table:table-cell>
          <table:table-cell office:value-type="float" office:value="0.2130697" calcext:value-type="float">
            <text:p>0.2130697</text:p>
          </table:table-cell>
          <table:table-cell office:value-type="float" office:value="0.7796034" calcext:value-type="float">
            <text:p>0.7796034</text:p>
          </table:table-cell>
          <table:table-cell office:value-type="float" office:value="622.4" calcext:value-type="float">
            <text:p>622.4</text:p>
          </table:table-cell>
          <table:table-cell office:value-type="float" office:value="22.3" calcext:value-type="float">
            <text:p>22.3</text:p>
          </table:table-cell>
          <table:table-cell office:value-type="float" office:value="365.7" calcext:value-type="float">
            <text:p>365.7</text:p>
          </table:table-cell>
          <table:table-cell table:number-columns-repeated="1018"/>
        </table:table-row>
        <table:table-row table:style-name="ro2">
          <table:table-cell office:value-type="float" office:value="-0.206025" calcext:value-type="float">
            <text:p>-0.206025</text:p>
          </table:table-cell>
          <table:table-cell office:value-type="float" office:value="0.2569941" calcext:value-type="float">
            <text:p>0.2569941</text:p>
          </table:table-cell>
          <table:table-cell office:value-type="float" office:value="0.8087477" calcext:value-type="float">
            <text:p>0.8087477</text:p>
          </table:table-cell>
          <table:table-cell office:value-type="float" office:value="532.7" calcext:value-type="float">
            <text:p>532.7</text:p>
          </table:table-cell>
          <table:table-cell office:value-type="float" office:value="170.4" calcext:value-type="float">
            <text:p>170.4</text:p>
          </table:table-cell>
          <table:table-cell office:value-type="float" office:value="417.6" calcext:value-type="float">
            <text:p>417.6</text:p>
          </table:table-cell>
          <table:table-cell table:number-columns-repeated="1018"/>
        </table:table-row>
        <table:table-row table:style-name="ro2">
          <table:table-cell office:value-type="float" office:value="-0.29533" calcext:value-type="float">
            <text:p>-0.29533</text:p>
          </table:table-cell>
          <table:table-cell office:value-type="float" office:value="0.261057853" calcext:value-type="float">
            <text:p>0.261057853</text:p>
          </table:table-cell>
          <table:table-cell office:value-type="float" office:value="0.830137" calcext:value-type="float">
            <text:p>0.830137</text:p>
          </table:table-cell>
          <table:table-cell office:value-type="float" office:value="500.5" calcext:value-type="float">
            <text:p>500.5</text:p>
          </table:table-cell>
          <table:table-cell office:value-type="float" office:value="282.4" calcext:value-type="float">
            <text:p>282.4</text:p>
          </table:table-cell>
          <table:table-cell office:value-type="float" office:value="352.5" calcext:value-type="float">
            <text:p>352.5</text:p>
          </table:table-cell>
          <table:table-cell table:number-columns-repeated="1018"/>
        </table:table-row>
        <table:table-row table:style-name="ro2">
          <table:table-cell office:value-type="float" office:value="0.1243216" calcext:value-type="float">
            <text:p>0.1243216</text:p>
          </table:table-cell>
          <table:table-cell office:value-type="float" office:value="0.2131273" calcext:value-type="float">
            <text:p>0.2131273</text:p>
          </table:table-cell>
          <table:table-cell office:value-type="float" office:value="0.61899244" calcext:value-type="float">
            <text:p>0.61899244</text:p>
          </table:table-cell>
          <table:table-cell office:value-type="float" office:value="620.2" calcext:value-type="float">
            <text:p>620.2</text:p>
          </table:table-cell>
          <table:table-cell office:value-type="float" office:value="-173.3" calcext:value-type="float">
            <text:p>-173.3</text:p>
          </table:table-cell>
          <table:table-cell office:value-type="float" office:value="368.1" calcext:value-type="float">
            <text:p>368.1</text:p>
          </table:table-cell>
          <table:table-cell table:number-columns-repeated="1018"/>
        </table:table-row>
        <table:table-row table:style-name="ro2">
          <table:table-cell office:value-type="float" office:value="0.0627177" calcext:value-type="float">
            <text:p>0.0627177</text:p>
          </table:table-cell>
          <table:table-cell office:value-type="float" office:value="0.257625" calcext:value-type="float">
            <text:p>0.257625</text:p>
          </table:table-cell>
          <table:table-cell office:value-type="float" office:value="0.659359" calcext:value-type="float">
            <text:p>0.659359</text:p>
          </table:table-cell>
          <table:table-cell office:value-type="float" office:value="632.8" calcext:value-type="float">
            <text:p>632.8</text:p>
          </table:table-cell>
          <table:table-cell office:value-type="float" office:value="-65.1" calcext:value-type="float">
            <text:p>-65.1</text:p>
          </table:table-cell>
          <table:table-cell office:value-type="float" office:value="366.9" calcext:value-type="float">
            <text:p>366.9</text:p>
          </table:table-cell>
          <table:table-cell table:number-columns-repeated="1018"/>
        </table:table-row>
        <table:table-row table:style-name="ro2">
          <table:table-cell office:value-type="float" office:value="-0.0667967" calcext:value-type="float">
            <text:p>-0.0667967</text:p>
          </table:table-cell>
          <table:table-cell office:value-type="float" office:value="0.13454113" calcext:value-type="float">
            <text:p>0.13454113</text:p>
          </table:table-cell>
          <table:table-cell office:value-type="float" office:value="0.7447161" calcext:value-type="float">
            <text:p>0.7447161</text:p>
          </table:table-cell>
          <table:table-cell office:value-type="float" office:value="558" calcext:value-type="float">
            <text:p>558</text:p>
          </table:table-cell>
          <table:table-cell office:value-type="float" office:value="42" calcext:value-type="float">
            <text:p>42</text:p>
          </table:table-cell>
          <table:table-cell office:value-type="float" office:value="484.1" calcext:value-type="float">
            <text:p>484.1</text:p>
          </table:table-cell>
          <table:table-cell table:number-columns-repeated="1018"/>
        </table:table-row>
        <table:table-row table:style-name="ro2">
          <table:table-cell office:value-type="float" office:value="-0.169661" calcext:value-type="float">
            <text:p>-0.169661</text:p>
          </table:table-cell>
          <table:table-cell office:value-type="float" office:value="0.312349" calcext:value-type="float">
            <text:p>0.312349</text:p>
          </table:table-cell>
          <table:table-cell office:value-type="float" office:value="0.812463" calcext:value-type="float">
            <text:p>0.812463</text:p>
          </table:table-cell>
          <table:table-cell office:value-type="float" office:value="551.1" calcext:value-type="float">
            <text:p>551.1</text:p>
          </table:table-cell>
          <table:table-cell office:value-type="float" office:value="185" calcext:value-type="float">
            <text:p>185</text:p>
          </table:table-cell>
          <table:table-cell office:value-type="float" office:value="355.3" calcext:value-type="float">
            <text:p>355.3</text:p>
          </table:table-cell>
          <table:table-cell table:number-columns-repeated="1018"/>
        </table:table-row>
        <table:table-row table:style-name="ro2">
          <table:table-cell office:value-type="float" office:value="-0.2549616" calcext:value-type="float">
            <text:p>-0.2549616</text:p>
          </table:table-cell>
          <table:table-cell office:value-type="float" office:value="0.26371788" calcext:value-type="float">
            <text:p>0.26371788</text:p>
          </table:table-cell>
          <table:table-cell office:value-type="float" office:value="0.780643" calcext:value-type="float">
            <text:p>0.780643</text:p>
          </table:table-cell>
          <table:table-cell office:value-type="float" office:value="592.9" calcext:value-type="float">
            <text:p>592.9</text:p>
          </table:table-cell>
          <table:table-cell office:value-type="float" office:value="180.9" calcext:value-type="float">
            <text:p>180.9</text:p>
          </table:table-cell>
          <table:table-cell office:value-type="float" office:value="330.5" calcext:value-type="float">
            <text:p>330.5</text:p>
          </table:table-cell>
          <table:table-cell table:number-columns-repeated="1018"/>
        </table:table-row>
        <table:table-row table:style-name="ro2">
          <table:table-cell office:value-type="float" office:value="-0.218728" calcext:value-type="float">
            <text:p>-0.218728</text:p>
          </table:table-cell>
          <table:table-cell office:value-type="float" office:value="0.2380782" calcext:value-type="float">
            <text:p>0.2380782</text:p>
          </table:table-cell>
          <table:table-cell office:value-type="float" office:value="0.8151574" calcext:value-type="float">
            <text:p>0.8151574</text:p>
          </table:table-cell>
          <table:table-cell office:value-type="float" office:value="610" calcext:value-type="float">
            <text:p>610</text:p>
          </table:table-cell>
          <table:table-cell office:value-type="float" office:value="140.7" calcext:value-type="float">
            <text:p>140.7</text:p>
          </table:table-cell>
          <table:table-cell office:value-type="float" office:value="399.4" calcext:value-type="float">
            <text:p>399.4</text:p>
          </table:table-cell>
          <table:table-cell table:number-columns-repeated="1018"/>
        </table:table-row>
        <table:table-row table:style-name="ro2">
          <table:table-cell office:value-type="float" office:value="-0.2737413" calcext:value-type="float">
            <text:p>-0.2737413</text:p>
          </table:table-cell>
          <table:table-cell office:value-type="float" office:value="0.25317242" calcext:value-type="float">
            <text:p>0.25317242</text:p>
          </table:table-cell>
          <table:table-cell office:value-type="float" office:value="0.8070495" calcext:value-type="float">
            <text:p>0.8070495</text:p>
          </table:table-cell>
          <table:table-cell office:value-type="float" office:value="592.5" calcext:value-type="float">
            <text:p>592.5</text:p>
          </table:table-cell>
          <table:table-cell office:value-type="float" office:value="143.9" calcext:value-type="float">
            <text:p>143.9</text:p>
          </table:table-cell>
          <table:table-cell office:value-type="float" office:value="420.6" calcext:value-type="float">
            <text:p>420.6</text:p>
          </table:table-cell>
          <table:table-cell table:number-columns-repeated="1018"/>
        </table:table-row>
        <table:table-row table:style-name="ro2">
          <table:table-cell office:value-type="float" office:value="-0.234993" calcext:value-type="float">
            <text:p>-0.234993</text:p>
          </table:table-cell>
          <table:table-cell office:value-type="float" office:value="0.361417" calcext:value-type="float">
            <text:p>0.361417</text:p>
          </table:table-cell>
          <table:table-cell office:value-type="float" office:value="0.81286" calcext:value-type="float">
            <text:p>0.81286</text:p>
          </table:table-cell>
          <table:table-cell office:value-type="float" office:value="620.43" calcext:value-type="float">
            <text:p>620.43</text:p>
          </table:table-cell>
          <table:table-cell office:value-type="float" office:value="141.6" calcext:value-type="float">
            <text:p>141.6</text:p>
          </table:table-cell>
          <table:table-cell office:value-type="float" office:value="287.7" calcext:value-type="float">
            <text:p>287.7</text:p>
          </table:table-cell>
          <table:table-cell table:number-columns-repeated="1018"/>
        </table:table-row>
        <table:table-row table:style-name="ro2">
          <table:table-cell office:value-type="float" office:value="-0.175477" calcext:value-type="float">
            <text:p>-0.175477</text:p>
          </table:table-cell>
          <table:table-cell office:value-type="float" office:value="0.20381237" calcext:value-type="float">
            <text:p>0.20381237</text:p>
          </table:table-cell>
          <table:table-cell office:value-type="float" office:value="0.657897" calcext:value-type="float">
            <text:p>0.657897</text:p>
          </table:table-cell>
          <table:table-cell office:value-type="float" office:value="491.2" calcext:value-type="float">
            <text:p>491.2</text:p>
          </table:table-cell>
          <table:table-cell office:value-type="float" office:value="39" calcext:value-type="float">
            <text:p>39</text:p>
          </table:table-cell>
          <table:table-cell office:value-type="float" office:value="371.8" calcext:value-type="float">
            <text:p>371.8</text:p>
          </table:table-cell>
          <table:table-cell table:number-columns-repeated="1018"/>
        </table:table-row>
        <table:table-row table:style-name="ro2">
          <table:table-cell office:value-type="float" office:value="-0.3204388" calcext:value-type="float">
            <text:p>-0.3204388</text:p>
          </table:table-cell>
          <table:table-cell office:value-type="float" office:value="0.32954132" calcext:value-type="float">
            <text:p>0.32954132</text:p>
          </table:table-cell>
          <table:table-cell office:value-type="float" office:value="0.77190554" calcext:value-type="float">
            <text:p>0.77190554</text:p>
          </table:table-cell>
          <table:table-cell office:value-type="float" office:value="532.9" calcext:value-type="float">
            <text:p>532.9</text:p>
          </table:table-cell>
          <table:table-cell office:value-type="float" office:value="188.4" calcext:value-type="float">
            <text:p>188.4</text:p>
          </table:table-cell>
          <table:table-cell office:value-type="float" office:value="303.1" calcext:value-type="float">
            <text:p>303.1</text:p>
          </table:table-cell>
          <table:table-cell table:number-columns-repeated="1018"/>
        </table:table-row>
        <table:table-row table:style-name="ro2">
          <table:table-cell office:value-type="float" office:value="-0.26269295" calcext:value-type="float">
            <text:p>-0.26269295</text:p>
          </table:table-cell>
          <table:table-cell office:value-type="float" office:value="0.204242065" calcext:value-type="float">
            <text:p>0.204242065</text:p>
          </table:table-cell>
          <table:table-cell office:value-type="float" office:value="0.7547217011" calcext:value-type="float">
            <text:p>0.7547217011</text:p>
          </table:table-cell>
          <table:table-cell office:value-type="float" office:value="587.9" calcext:value-type="float">
            <text:p>587.9</text:p>
          </table:table-cell>
          <table:table-cell office:value-type="float" office:value="92.2" calcext:value-type="float">
            <text:p>92.2</text:p>
          </table:table-cell>
          <table:table-cell office:value-type="float" office:value="408.5" calcext:value-type="float">
            <text:p>408.5</text:p>
          </table:table-cell>
          <table:table-cell table:number-columns-repeated="1018"/>
        </table:table-row>
        <table:table-row table:style-name="ro2">
          <table:table-cell office:value-type="float" office:value="-0.42104" calcext:value-type="float">
            <text:p>-0.42104</text:p>
          </table:table-cell>
          <table:table-cell office:value-type="float" office:value="0.170765" calcext:value-type="float">
            <text:p>0.170765</text:p>
          </table:table-cell>
          <table:table-cell office:value-type="float" office:value="0.7888471" calcext:value-type="float">
            <text:p>0.7888471</text:p>
          </table:table-cell>
          <table:table-cell office:value-type="float" office:value="500.9" calcext:value-type="float">
            <text:p>500.9</text:p>
          </table:table-cell>
          <table:table-cell office:value-type="float" office:value="222.2" calcext:value-type="float">
            <text:p>222.2</text:p>
          </table:table-cell>
          <table:table-cell office:value-type="float" office:value="438.3" calcext:value-type="float">
            <text:p>438.3</text:p>
          </table:table-cell>
          <table:table-cell table:number-columns-repeated="1018"/>
        </table:table-row>
        <table:table-row table:style-name="ro2">
          <table:table-cell office:value-type="float" office:value="-0.16338865" calcext:value-type="float">
            <text:p>-0.16338865</text:p>
          </table:table-cell>
          <table:table-cell office:value-type="float" office:value="0.206139" calcext:value-type="float">
            <text:p>0.206139</text:p>
          </table:table-cell>
          <table:table-cell office:value-type="float" office:value="0.8363574" calcext:value-type="float">
            <text:p>0.8363574</text:p>
          </table:table-cell>
          <table:table-cell office:value-type="float" office:value="621.9" calcext:value-type="float">
            <text:p>621.9</text:p>
          </table:table-cell>
          <table:table-cell office:value-type="float" office:value="104.6" calcext:value-type="float">
            <text:p>104.6</text:p>
          </table:table-cell>
          <table:table-cell office:value-type="float" office:value="382.4" calcext:value-type="float">
            <text:p>382.4</text:p>
          </table:table-cell>
          <table:table-cell table:number-columns-repeated="1018"/>
        </table:table-row>
        <table:table-row table:style-name="ro2">
          <table:table-cell office:value-type="float" office:value="-0.203873" calcext:value-type="float">
            <text:p>-0.203873</text:p>
          </table:table-cell>
          <table:table-cell office:value-type="float" office:value="0.08810777" calcext:value-type="float">
            <text:p>0.08810777</text:p>
          </table:table-cell>
          <table:table-cell office:value-type="float" office:value="0.69933223724" calcext:value-type="float">
            <text:p>0.6993322372</text:p>
          </table:table-cell>
          <table:table-cell office:value-type="float" office:value="471.7" calcext:value-type="float">
            <text:p>471.7</text:p>
          </table:table-cell>
          <table:table-cell office:value-type="float" office:value="57.1" calcext:value-type="float">
            <text:p>57.1</text:p>
          </table:table-cell>
          <table:table-cell office:value-type="float" office:value="526.3" calcext:value-type="float">
            <text:p>526.3</text:p>
          </table:table-cell>
          <table:table-cell table:number-columns-repeated="1018"/>
        </table:table-row>
        <table:table-row table:style-name="ro2">
          <table:table-cell office:value-type="float" office:value="0.0181056" calcext:value-type="float">
            <text:p>0.0181056</text:p>
          </table:table-cell>
          <table:table-cell office:value-type="float" office:value="0.17059" calcext:value-type="float">
            <text:p>0.17059</text:p>
          </table:table-cell>
          <table:table-cell office:value-type="float" office:value="0.63037" calcext:value-type="float">
            <text:p>0.63037</text:p>
          </table:table-cell>
          <table:table-cell office:value-type="float" office:value="526.2" calcext:value-type="float">
            <text:p>526.2</text:p>
          </table:table-cell>
          <table:table-cell office:value-type="float" office:value="-79.8" calcext:value-type="float">
            <text:p>-79.8</text:p>
          </table:table-cell>
          <table:table-cell office:value-type="float" office:value="412.7" calcext:value-type="float">
            <text:p>412.7</text:p>
          </table:table-cell>
          <table:table-cell table:number-columns-repeated="1018"/>
        </table:table-row>
        <table:table-row table:style-name="ro2">
          <table:table-cell office:value-type="float" office:value="-0.195776" calcext:value-type="float">
            <text:p>-0.195776</text:p>
          </table:table-cell>
          <table:table-cell office:value-type="float" office:value="0.1451021" calcext:value-type="float">
            <text:p>0.1451021</text:p>
          </table:table-cell>
          <table:table-cell office:value-type="float" office:value="0.71070212" calcext:value-type="float">
            <text:p>0.71070212</text:p>
          </table:table-cell>
          <table:table-cell office:value-type="float" office:value="505.6" calcext:value-type="float">
            <text:p>505.6</text:p>
          </table:table-cell>
          <table:table-cell office:value-type="float" office:value="58.5" calcext:value-type="float">
            <text:p>58.5</text:p>
          </table:table-cell>
          <table:table-cell office:value-type="float" office:value="464.1" calcext:value-type="float">
            <text:p>464.1</text:p>
          </table:table-cell>
          <table:table-cell table:number-columns-repeated="1018"/>
        </table:table-row>
        <table:table-row table:style-name="ro2">
          <table:table-cell office:value-type="float" office:value="-0.103982" calcext:value-type="float">
            <text:p>-0.103982</text:p>
          </table:table-cell>
          <table:table-cell office:value-type="float" office:value="0.26723676" calcext:value-type="float">
            <text:p>0.26723676</text:p>
          </table:table-cell>
          <table:table-cell office:value-type="float" office:value="0.71053206" calcext:value-type="float">
            <text:p>0.71053206</text:p>
          </table:table-cell>
          <table:table-cell office:value-type="float" office:value="552.6" calcext:value-type="float">
            <text:p>552.6</text:p>
          </table:table-cell>
          <table:table-cell office:value-type="float" office:value="20" calcext:value-type="float">
            <text:p>20</text:p>
          </table:table-cell>
          <table:table-cell office:value-type="float" office:value="303.1" calcext:value-type="float">
            <text:p>303.1</text:p>
          </table:table-cell>
          <table:table-cell table:number-columns-repeated="1018"/>
        </table:table-row>
        <table:table-row table:style-name="ro2">
          <table:table-cell office:value-type="float" office:value="-0.028874" calcext:value-type="float">
            <text:p>-0.028874</text:p>
          </table:table-cell>
          <table:table-cell office:value-type="float" office:value="0.12913306" calcext:value-type="float">
            <text:p>0.12913306</text:p>
          </table:table-cell>
          <table:table-cell office:value-type="float" office:value="0.5758813" calcext:value-type="float">
            <text:p>0.5758813</text:p>
          </table:table-cell>
          <table:table-cell office:value-type="float" office:value="457.8" calcext:value-type="float">
            <text:p>457.8</text:p>
          </table:table-cell>
          <table:table-cell office:value-type="float" office:value="-62.1" calcext:value-type="float">
            <text:p>-62.1</text:p>
          </table:table-cell>
          <table:table-cell office:value-type="float" office:value="418.5" calcext:value-type="float">
            <text:p>418.5</text:p>
          </table:table-cell>
          <table:table-cell table:number-columns-repeated="1018"/>
        </table:table-row>
        <table:table-row table:style-name="ro2">
          <table:table-cell office:value-type="float" office:value="-0.0636098" calcext:value-type="float">
            <text:p>-0.0636098</text:p>
          </table:table-cell>
          <table:table-cell office:value-type="float" office:value="0.20086611" calcext:value-type="float">
            <text:p>0.20086611</text:p>
          </table:table-cell>
          <table:table-cell office:value-type="float" office:value="0.6702499985" calcext:value-type="float">
            <text:p>0.6702499985</text:p>
          </table:table-cell>
          <table:table-cell office:value-type="float" office:value="533.6" calcext:value-type="float">
            <text:p>533.6</text:p>
          </table:table-cell>
          <table:table-cell office:value-type="float" office:value="-43.4" calcext:value-type="float">
            <text:p>-43.4</text:p>
          </table:table-cell>
          <table:table-cell office:value-type="float" office:value="407.4" calcext:value-type="float">
            <text:p>407.4</text:p>
          </table:table-cell>
          <table:table-cell table:number-columns-repeated="1018"/>
        </table:table-row>
        <table:table-row table:style-name="ro2">
          <table:table-cell office:value-type="float" office:value="-0.29095873" calcext:value-type="float">
            <text:p>-0.29095873</text:p>
          </table:table-cell>
          <table:table-cell office:value-type="float" office:value="-0.0078542" calcext:value-type="float">
            <text:p>-0.0078542</text:p>
          </table:table-cell>
          <table:table-cell office:value-type="float" office:value="0.7250637" calcext:value-type="float">
            <text:p>0.7250637</text:p>
          </table:table-cell>
          <table:table-cell office:value-type="float" office:value="445.5" calcext:value-type="float">
            <text:p>445.5</text:p>
          </table:table-cell>
          <table:table-cell office:value-type="float" office:value="171" calcext:value-type="float">
            <text:p>171</text:p>
          </table:table-cell>
          <table:table-cell office:value-type="float" office:value="624.3" calcext:value-type="float">
            <text:p>624.3</text:p>
          </table:table-cell>
          <table:table-cell table:number-columns-repeated="1018"/>
        </table:table-row>
        <table:table-row table:style-name="ro2">
          <table:table-cell office:value-type="float" office:value="-0.072140716" calcext:value-type="float">
            <text:p>-0.072140716</text:p>
          </table:table-cell>
          <table:table-cell office:value-type="float" office:value="0.221778" calcext:value-type="float">
            <text:p>0.221778</text:p>
          </table:table-cell>
          <table:table-cell office:value-type="float" office:value="0.6586998" calcext:value-type="float">
            <text:p>0.6586998</text:p>
          </table:table-cell>
          <table:table-cell office:value-type="float" office:value="523.7" calcext:value-type="float">
            <text:p>523.7</text:p>
          </table:table-cell>
          <table:table-cell office:value-type="float" office:value="-13.9" calcext:value-type="float">
            <text:p>-13.9</text:p>
          </table:table-cell>
          <table:table-cell office:value-type="float" office:value="370.8" calcext:value-type="float">
            <text:p>370.8</text:p>
          </table:table-cell>
          <table:table-cell table:number-columns-repeated="1018"/>
        </table:table-row>
        <table:table-row table:style-name="ro2">
          <table:table-cell office:value-type="float" office:value="-0.15244142" calcext:value-type="float">
            <text:p>-0.15244142</text:p>
          </table:table-cell>
          <table:table-cell office:value-type="float" office:value="0.18157164" calcext:value-type="float">
            <text:p>0.18157164</text:p>
          </table:table-cell>
          <table:table-cell office:value-type="float" office:value="0.6568487" calcext:value-type="float">
            <text:p>0.6568487</text:p>
          </table:table-cell>
          <table:table-cell office:value-type="float" office:value="482.19" calcext:value-type="float">
            <text:p>482.19</text:p>
          </table:table-cell>
          <table:table-cell office:value-type="float" office:value="24" calcext:value-type="float">
            <text:p>24</text:p>
          </table:table-cell>
          <table:table-cell office:value-type="float" office:value="445" calcext:value-type="float">
            <text:p>445</text:p>
          </table:table-cell>
          <table:table-cell table:number-columns-repeated="1018"/>
        </table:table-row>
        <table:table-row table:style-name="ro2">
          <table:table-cell office:value-type="float" office:value="-0.145359" calcext:value-type="float">
            <text:p>-0.145359</text:p>
          </table:table-cell>
          <table:table-cell office:value-type="float" office:value="0.13613532" calcext:value-type="float">
            <text:p>0.13613532</text:p>
          </table:table-cell>
          <table:table-cell office:value-type="float" office:value="0.697035" calcext:value-type="float">
            <text:p>0.697035</text:p>
          </table:table-cell>
          <table:table-cell office:value-type="float" office:value="482" calcext:value-type="float">
            <text:p>482</text:p>
          </table:table-cell>
          <table:table-cell office:value-type="float" office:value="63.46" calcext:value-type="float">
            <text:p>63.46</text:p>
          </table:table-cell>
          <table:table-cell office:value-type="float" office:value="536.7" calcext:value-type="float">
            <text:p>536.7</text:p>
          </table:table-cell>
          <table:table-cell table:number-columns-repeated="1018"/>
        </table:table-row>
        <table:table-row table:style-name="ro2">
          <table:table-cell office:value-type="float" office:value="-0.165885" calcext:value-type="float">
            <text:p>-0.165885</text:p>
          </table:table-cell>
          <table:table-cell office:value-type="float" office:value="0.09653189033" calcext:value-type="float">
            <text:p>0.0965318903</text:p>
          </table:table-cell>
          <table:table-cell office:value-type="float" office:value="0.71687" calcext:value-type="float">
            <text:p>0.71687</text:p>
          </table:table-cell>
          <table:table-cell office:value-type="float" office:value="518.196" calcext:value-type="float">
            <text:p>518.196</text:p>
          </table:table-cell>
          <table:table-cell office:value-type="float" office:value="51.5" calcext:value-type="float">
            <text:p>51.5</text:p>
          </table:table-cell>
          <table:table-cell office:value-type="float" office:value="599.2" calcext:value-type="float">
            <text:p>599.2</text:p>
          </table:table-cell>
          <table:table-cell table:number-columns-repeated="1018"/>
        </table:table-row>
        <table:table-row table:style-name="ro2">
          <table:table-cell office:value-type="float" office:value="-0.0222428" calcext:value-type="float">
            <text:p>-0.0222428</text:p>
          </table:table-cell>
          <table:table-cell office:value-type="float" office:value="0.0567085" calcext:value-type="float">
            <text:p>0.0567085</text:p>
          </table:table-cell>
          <table:table-cell office:value-type="float" office:value="0.7058797" calcext:value-type="float">
            <text:p>0.7058797</text:p>
          </table:table-cell>
          <table:table-cell office:value-type="float" office:value="567" calcext:value-type="float">
            <text:p>567</text:p>
          </table:table-cell>
          <table:table-cell office:value-type="float" office:value="-37" calcext:value-type="float">
            <text:p>-37</text:p>
          </table:table-cell>
          <table:table-cell office:value-type="float" office:value="571" calcext:value-type="float">
            <text:p>571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0.14471" calcext:value-type="float">
            <text:p>0.14471</text:p>
          </table:table-cell>
          <table:table-cell office:value-type="float" office:value="0.714352726" calcext:value-type="float">
            <text:p>0.714352726</text:p>
          </table:table-cell>
          <table:table-cell office:value-type="float" office:value="552.4" calcext:value-type="float">
            <text:p>552.4</text:p>
          </table:table-cell>
          <table:table-cell office:value-type="float" office:value="24.8" calcext:value-type="float">
            <text:p>24.8</text:p>
          </table:table-cell>
          <table:table-cell office:value-type="float" office:value="595.07" calcext:value-type="float">
            <text:p>595.07</text:p>
          </table:table-cell>
          <table:table-cell table:number-columns-repeated="1018"/>
        </table:table-row>
        <table:table-row table:style-name="ro2">
          <table:table-cell office:value-type="float" office:value="-0.15705" calcext:value-type="float">
            <text:p>-0.15705</text:p>
          </table:table-cell>
          <table:table-cell office:value-type="float" office:value="0.13404397" calcext:value-type="float">
            <text:p>0.13404397</text:p>
          </table:table-cell>
          <table:table-cell office:value-type="float" office:value="0.7252683" calcext:value-type="float">
            <text:p>0.7252683</text:p>
          </table:table-cell>
          <table:table-cell office:value-type="float" office:value="553.09" calcext:value-type="float">
            <text:p>553.09</text:p>
          </table:table-cell>
          <table:table-cell office:value-type="float" office:value="28.778" calcext:value-type="float">
            <text:p>28.778</text:p>
          </table:table-cell>
          <table:table-cell office:value-type="float" office:value="599.984" calcext:value-type="float">
            <text:p>599.984</text:p>
          </table:table-cell>
          <table:table-cell table:number-columns-repeated="1018"/>
        </table:table-row>
        <table:table-row table:style-name="ro2">
          <table:table-cell office:value-type="float" office:value="-0.104381" calcext:value-type="float">
            <text:p>-0.104381</text:p>
          </table:table-cell>
          <table:table-cell office:value-type="float" office:value="0.1303463429" calcext:value-type="float">
            <text:p>0.1303463429</text:p>
          </table:table-cell>
          <table:table-cell office:value-type="float" office:value="0.729585" calcext:value-type="float">
            <text:p>0.729585</text:p>
          </table:table-cell>
          <table:table-cell office:value-type="float" office:value="584.198" calcext:value-type="float">
            <text:p>584.198</text:p>
          </table:table-cell>
          <table:table-cell office:value-type="float" office:value="-15.673" calcext:value-type="float">
            <text:p>-15.673</text:p>
          </table:table-cell>
          <table:table-cell office:value-type="float" office:value="598.122" calcext:value-type="float">
            <text:p>598.122</text:p>
          </table:table-cell>
          <table:table-cell table:number-columns-repeated="1018"/>
        </table:table-row>
        <table:table-row table:style-name="ro2">
          <table:table-cell office:value-type="float" office:value="-0.0874718" calcext:value-type="float">
            <text:p>-0.0874718</text:p>
          </table:table-cell>
          <table:table-cell office:value-type="float" office:value="0.1090738" calcext:value-type="float">
            <text:p>0.1090738</text:p>
          </table:table-cell>
          <table:table-cell office:value-type="float" office:value="0.6666849" calcext:value-type="float">
            <text:p>0.6666849</text:p>
          </table:table-cell>
          <table:table-cell office:value-type="float" office:value="535.88" calcext:value-type="float">
            <text:p>535.88</text:p>
          </table:table-cell>
          <table:table-cell office:value-type="float" office:value="-41.019" calcext:value-type="float">
            <text:p>-41.019</text:p>
          </table:table-cell>
          <table:table-cell office:value-type="float" office:value="600.518" calcext:value-type="float">
            <text:p>600.518</text:p>
          </table:table-cell>
          <table:table-cell table:number-columns-repeated="1018"/>
        </table:table-row>
        <table:table-row table:style-name="ro2">
          <table:table-cell office:value-type="float" office:value="-0.215381" calcext:value-type="float">
            <text:p>-0.215381</text:p>
          </table:table-cell>
          <table:table-cell office:value-type="float" office:value="0.101153" calcext:value-type="float">
            <text:p>0.101153</text:p>
          </table:table-cell>
          <table:table-cell office:value-type="float" office:value="0.65083754" calcext:value-type="float">
            <text:p>0.65083754</text:p>
          </table:table-cell>
          <table:table-cell office:value-type="float" office:value="485.515" calcext:value-type="float">
            <text:p>485.515</text:p>
          </table:table-cell>
          <table:table-cell office:value-type="float" office:value="32.515" calcext:value-type="float">
            <text:p>32.515</text:p>
          </table:table-cell>
          <table:table-cell office:value-type="float" office:value="606" calcext:value-type="float">
            <text:p>606</text:p>
          </table:table-cell>
          <table:table-cell table:number-columns-repeated="1018"/>
        </table:table-row>
        <table:table-row table:style-name="ro2">
          <table:table-cell office:value-type="float" office:value="-0.127942383" calcext:value-type="float">
            <text:p>-0.127942383</text:p>
          </table:table-cell>
          <table:table-cell office:value-type="float" office:value="0.19620245695" calcext:value-type="float">
            <text:p>0.196202457</text:p>
          </table:table-cell>
          <table:table-cell office:value-type="float" office:value="0.6507833" calcext:value-type="float">
            <text:p>0.6507833</text:p>
          </table:table-cell>
          <table:table-cell office:value-type="float" office:value="537.4" calcext:value-type="float">
            <text:p>537.4</text:p>
          </table:table-cell>
          <table:table-cell office:value-type="float" office:value="8.469" calcext:value-type="float">
            <text:p>8.469</text:p>
          </table:table-cell>
          <table:table-cell office:value-type="float" office:value="520.322" calcext:value-type="float">
            <text:p>520.322</text:p>
          </table:table-cell>
          <table:table-cell table:number-columns-repeated="1018"/>
        </table:table-row>
        <table:table-row table:style-name="ro2">
          <table:table-cell office:value-type="float" office:value="-0.0865521" calcext:value-type="float">
            <text:p>-0.0865521</text:p>
          </table:table-cell>
          <table:table-cell office:value-type="float" office:value="0.20013" calcext:value-type="float">
            <text:p>0.20013</text:p>
          </table:table-cell>
          <table:table-cell office:value-type="float" office:value="0.6540256" calcext:value-type="float">
            <text:p>0.6540256</text:p>
          </table:table-cell>
          <table:table-cell office:value-type="float" office:value="551.54" calcext:value-type="float">
            <text:p>551.54</text:p>
          </table:table-cell>
          <table:table-cell office:value-type="float" office:value="-14.416" calcext:value-type="float">
            <text:p>-14.416</text:p>
          </table:table-cell>
          <table:table-cell office:value-type="float" office:value="535.35" calcext:value-type="float">
            <text:p>535.35</text:p>
          </table:table-cell>
          <table:table-cell table:number-columns-repeated="1018"/>
        </table:table-row>
        <table:table-row table:style-name="ro2">
          <table:table-cell office:value-type="float" office:value="-0.0722619" calcext:value-type="float">
            <text:p>-0.0722619</text:p>
          </table:table-cell>
          <table:table-cell office:value-type="float" office:value="0.1991101" calcext:value-type="float">
            <text:p>0.1991101</text:p>
          </table:table-cell>
          <table:table-cell office:value-type="float" office:value="0.65934181" calcext:value-type="float">
            <text:p>0.65934181</text:p>
          </table:table-cell>
          <table:table-cell office:value-type="float" office:value="556.565" calcext:value-type="float">
            <text:p>556.565</text:p>
          </table:table-cell>
          <table:table-cell office:value-type="float" office:value="-33.161" calcext:value-type="float">
            <text:p>-33.161</text:p>
          </table:table-cell>
          <table:table-cell office:value-type="float" office:value="544.017" calcext:value-type="float">
            <text:p>544.017</text:p>
          </table:table-cell>
          <table:table-cell table:number-columns-repeated="1018"/>
        </table:table-row>
        <table:table-row table:style-name="ro2">
          <table:table-cell office:value-type="float" office:value="-0.09185562" calcext:value-type="float">
            <text:p>-0.09185562</text:p>
          </table:table-cell>
          <table:table-cell office:value-type="float" office:value="0.17126666" calcext:value-type="float">
            <text:p>0.17126666</text:p>
          </table:table-cell>
          <table:table-cell office:value-type="float" office:value="0.6356405" calcext:value-type="float">
            <text:p>0.6356405</text:p>
          </table:table-cell>
          <table:table-cell office:value-type="float" office:value="524.895" calcext:value-type="float">
            <text:p>524.895</text:p>
          </table:table-cell>
          <table:table-cell office:value-type="float" office:value="-33.528" calcext:value-type="float">
            <text:p>-33.528</text:p>
          </table:table-cell>
          <table:table-cell office:value-type="float" office:value="559.108" calcext:value-type="float">
            <text:p>559.108</text:p>
          </table:table-cell>
          <table:table-cell table:number-columns-repeated="1018"/>
        </table:table-row>
        <table:table-row table:style-name="ro2">
          <table:table-cell office:value-type="float" office:value="-0.0987702682" calcext:value-type="float">
            <text:p>-0.0987702682</text:p>
          </table:table-cell>
          <table:table-cell office:value-type="float" office:value="0.095947347" calcext:value-type="float">
            <text:p>0.095947347</text:p>
          </table:table-cell>
          <table:table-cell office:value-type="float" office:value="0.6926669" calcext:value-type="float">
            <text:p>0.6926669</text:p>
          </table:table-cell>
          <table:table-cell office:value-type="float" office:value="551.296" calcext:value-type="float">
            <text:p>551.296</text:p>
          </table:table-cell>
          <table:table-cell office:value-type="float" office:value="-17.88" calcext:value-type="float">
            <text:p>-17.88</text:p>
          </table:table-cell>
          <table:table-cell office:value-type="float" office:value="621.354" calcext:value-type="float">
            <text:p>621.354</text:p>
          </table:table-cell>
          <table:table-cell table:number-columns-repeated="1018"/>
        </table:table-row>
        <table:table-row table:style-name="ro2">
          <table:table-cell office:value-type="float" office:value="-0.0622215" calcext:value-type="float">
            <text:p>-0.0622215</text:p>
          </table:table-cell>
          <table:table-cell office:value-type="float" office:value="0.076731" calcext:value-type="float">
            <text:p>0.076731</text:p>
          </table:table-cell>
          <table:table-cell office:value-type="float" office:value="0.629006" calcext:value-type="float">
            <text:p>0.629006</text:p>
          </table:table-cell>
          <table:table-cell office:value-type="float" office:value="519.303" calcext:value-type="float">
            <text:p>519.303</text:p>
          </table:table-cell>
          <table:table-cell office:value-type="float" office:value="-69.861" calcext:value-type="float">
            <text:p>-69.861</text:p>
          </table:table-cell>
          <table:table-cell office:value-type="float" office:value="617.834" calcext:value-type="float">
            <text:p>617.834</text:p>
          </table:table-cell>
          <table:table-cell table:number-columns-repeated="1018"/>
        </table:table-row>
        <table:table-row table:style-name="ro2">
          <table:table-cell office:value-type="float" office:value="-0.09613318" calcext:value-type="float">
            <text:p>-0.09613318</text:p>
          </table:table-cell>
          <table:table-cell office:value-type="float" office:value="0.15398927" calcext:value-type="float">
            <text:p>0.15398927</text:p>
          </table:table-cell>
          <table:table-cell office:value-type="float" office:value="0.61469" calcext:value-type="float">
            <text:p>0.61469</text:p>
          </table:table-cell>
          <table:table-cell office:value-type="float" office:value="493.233" calcext:value-type="float">
            <text:p>493.233</text:p>
          </table:table-cell>
          <table:table-cell office:value-type="float" office:value="-22.631" calcext:value-type="float">
            <text:p>-22.631</text:p>
          </table:table-cell>
          <table:table-cell office:value-type="float" office:value="518.714" calcext:value-type="float">
            <text:p>518.714</text:p>
          </table:table-cell>
          <table:table-cell table:number-columns-repeated="1018"/>
        </table:table-row>
        <table:table-row table:style-name="ro2">
          <table:table-cell office:value-type="float" office:value="-0.090795" calcext:value-type="float">
            <text:p>-0.090795</text:p>
          </table:table-cell>
          <table:table-cell office:value-type="float" office:value="0.1700821" calcext:value-type="float">
            <text:p>0.1700821</text:p>
          </table:table-cell>
          <table:table-cell office:value-type="float" office:value="0.6403362" calcext:value-type="float">
            <text:p>0.6403362</text:p>
          </table:table-cell>
          <table:table-cell office:value-type="float" office:value="598.411" calcext:value-type="float">
            <text:p>598.411</text:p>
          </table:table-cell>
          <table:table-cell office:value-type="float" office:value="-37.16" calcext:value-type="float">
            <text:p>-37.16</text:p>
          </table:table-cell>
          <table:table-cell office:value-type="float" office:value="556.577" calcext:value-type="float">
            <text:p>556.577</text:p>
          </table:table-cell>
          <table:table-cell table:number-columns-repeated="1018"/>
        </table:table-row>
        <table:table-row table:style-name="ro2">
          <table:table-cell office:value-type="float" office:value="-0.06392507" calcext:value-type="float">
            <text:p>-0.06392507</text:p>
          </table:table-cell>
          <table:table-cell office:value-type="float" office:value="0.136507332" calcext:value-type="float">
            <text:p>0.136507332</text:p>
          </table:table-cell>
          <table:table-cell office:value-type="float" office:value="0.6403362" calcext:value-type="float">
            <text:p>0.6403362</text:p>
          </table:table-cell>
          <table:table-cell office:value-type="float" office:value="550" calcext:value-type="float">
            <text:p>550</text:p>
          </table:table-cell>
          <table:table-cell office:value-type="float" office:value="-55" calcext:value-type="float">
            <text:p>-55</text:p>
          </table:table-cell>
          <table:table-cell office:value-type="float" office:value="598" calcext:value-type="float">
            <text:p>598</text:p>
          </table:table-cell>
          <table:table-cell table:number-columns-repeated="1018"/>
        </table:table-row>
        <table:table-row table:style-name="ro2">
          <table:table-cell office:value-type="float" office:value="-0.064491279" calcext:value-type="float">
            <text:p>-0.064491279</text:p>
          </table:table-cell>
          <table:table-cell office:value-type="float" office:value="0.165303" calcext:value-type="float">
            <text:p>0.165303</text:p>
          </table:table-cell>
          <table:table-cell office:value-type="float" office:value="0.6147717" calcext:value-type="float">
            <text:p>0.6147717</text:p>
          </table:table-cell>
          <table:table-cell office:value-type="float" office:value="-489.6" calcext:value-type="float">
            <text:p>-489.6</text:p>
          </table:table-cell>
          <table:table-cell office:value-type="float" office:value="-7.6" calcext:value-type="float">
            <text:p>-7.6</text:p>
          </table:table-cell>
          <table:table-cell office:value-type="float" office:value="493.434" calcext:value-type="float">
            <text:p>493.434</text:p>
          </table:table-cell>
          <table:table-cell table:number-columns-repeated="1018"/>
        </table:table-row>
        <table:table-row table:style-name="ro2">
          <table:table-cell office:value-type="float" office:value="-0.1304333" calcext:value-type="float">
            <text:p>-0.1304333</text:p>
          </table:table-cell>
          <table:table-cell office:value-type="float" office:value="0.17064186" calcext:value-type="float">
            <text:p>0.17064186</text:p>
          </table:table-cell>
          <table:table-cell office:value-type="float" office:value="0.6107938885" calcext:value-type="float">
            <text:p>0.6107938885</text:p>
          </table:table-cell>
          <table:table-cell office:value-type="float" office:value="486.638" calcext:value-type="float">
            <text:p>486.638</text:p>
          </table:table-cell>
          <table:table-cell office:value-type="float" office:value="-2.961" calcext:value-type="float">
            <text:p>-2.961</text:p>
          </table:table-cell>
          <table:table-cell office:value-type="float" office:value="499.551" calcext:value-type="float">
            <text:p>499.551</text:p>
          </table:table-cell>
          <table:table-cell table:number-columns-repeated="1018"/>
        </table:table-row>
        <table:table-row table:style-name="ro2">
          <table:table-cell office:value-type="float" office:value="0.0068206" calcext:value-type="float">
            <text:p>0.0068206</text:p>
          </table:table-cell>
          <table:table-cell office:value-type="float" office:value="0.19351322" calcext:value-type="float">
            <text:p>0.19351322</text:p>
          </table:table-cell>
          <table:table-cell office:value-type="float" office:value="0.6375300884" calcext:value-type="float">
            <text:p>0.6375300884</text:p>
          </table:table-cell>
          <table:table-cell office:value-type="float" office:value="554.717" calcext:value-type="float">
            <text:p>554.717</text:p>
          </table:table-cell>
          <table:table-cell office:value-type="float" office:value="-68.37" calcext:value-type="float">
            <text:p>-68.37</text:p>
          </table:table-cell>
          <table:table-cell office:value-type="float" office:value="464.89" calcext:value-type="float">
            <text:p>464.89</text:p>
          </table:table-cell>
          <table:table-cell table:number-columns-repeated="1018"/>
        </table:table-row>
        <table:table-row table:style-name="ro2">
          <table:table-cell office:value-type="float" office:value="-0.057773" calcext:value-type="float">
            <text:p>-0.057773</text:p>
          </table:table-cell>
          <table:table-cell office:value-type="float" office:value="0.173835307" calcext:value-type="float">
            <text:p>0.173835307</text:p>
          </table:table-cell>
          <table:table-cell office:value-type="float" office:value="0.631232678" calcext:value-type="float">
            <text:p>0.631232678</text:p>
          </table:table-cell>
          <table:table-cell office:value-type="float" office:value="542.2943" calcext:value-type="float">
            <text:p>542.2943</text:p>
          </table:table-cell>
          <table:table-cell office:value-type="float" office:value="-66.919" calcext:value-type="float">
            <text:p>-66.919</text:p>
          </table:table-cell>
          <table:table-cell office:value-type="float" office:value="517.889" calcext:value-type="float">
            <text:p>517.889</text:p>
          </table:table-cell>
          <table:table-cell table:number-columns-repeated="1018"/>
        </table:table-row>
        <table:table-row table:style-name="ro2" table:number-rows-repeated="104852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05">00/00/0000</text:date>, <text:time style:data-style-name="N2" text:time-value="22:49:31.6574723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9T21:35:36.110162107</meta:creation-date>
    <dc:date>2019-01-05T22:55:26.313871391</dc:date>
    <meta:editing-duration>PT42M41S</meta:editing-duration>
    <meta:editing-cycles>10</meta:editing-cycles>
    <meta:generator>LibreOffice/5.1.6.2$Linux_X86_64 LibreOffice_project/10m0$Build-2</meta:generator>
    <meta:document-statistic meta:table-count="1" meta:cell-count="319" meta:object-count="0"/>
  </office:meta>
</office:document-meta>
</file>